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o stretchy="false">χ</mo>
              <mn>2</mn>
            </msup>
            <mrow>
              <mi/>
              <mi mathvariant="normal">=</mi>
              <mi/>
            </mrow>
            <mrow>
              <munder>
                <mi mathvariant="normal">∑</mi>
                <mi>i</mi>
              </munder>
              <mfenced open="{" close="}">
                <msup>
                  <mfenced open="" close="">
                    <mfrac>
                      <mrow>
                        <msubsup>
                          <mi>Y</mi>
                          <mi>i</mi>
                          <mtext>Obs</mtext>
                        </msubsup>
                        <mi mathvariant="normal">−</mi>
                        <msubsup>
                          <mi>Y</mi>
                          <mi>i</mi>
                          <mtext>Fit</mtext>
                        </msubsup>
                      </mrow>
                      <msubsup>
                        <mo stretchy="false">σ</mo>
                        <mi>i</mi>
                        <mtext>Obs</mtext>
                      </msubsup>
                    </mfrac>
                  </mfenced>
                  <mn>2</mn>
                </msup>
              </mfenced>
            </mrow>
          </mrow>
        </mtd>
      </mtr>
      <mtr>
        <mtd/>
      </mtr>
      <mtr>
        <mtd/>
      </mtr>
      <mtr>
        <mtd>
          <mrow>
            <mtext>Degrees of Freedom (DoF, </mtext>
            <mo stretchy="false">ν</mo>
            <mtext>)</mtext>
          </mrow>
        </mtd>
      </mtr>
      <mtr>
        <mtd>
          <mrow>
            <mtext>DoF</mtext>
            <mrow>
              <mi/>
              <mi mathvariant="normal">=</mi>
              <mi/>
            </mrow>
            <mo stretchy="false">ν</mo>
            <mrow>
              <mi/>
              <mi mathvariant="normal">=</mi>
              <mi/>
            </mrow>
            <msub>
              <mi>N</mi>
              <mtext>Obs</mtext>
            </msub>
            <mrow>
              <mi/>
              <mi mathvariant="normal">−</mi>
              <mi/>
            </mrow>
            <msub>
              <mi>N</mi>
              <mtext>Params</mtext>
            </msub>
          </mrow>
        </mtd>
      </mtr>
      <mtr>
        <mtd/>
      </mtr>
      <mtr>
        <mtd/>
      </mtr>
      <mtr>
        <mtd>
          <mrow>
            <msubsup>
              <mo stretchy="false">χ</mo>
              <mtext>Red</mtext>
              <mn>2</mn>
            </msubsup>
            <mrow>
              <mi/>
              <mi mathvariant="normal">=</mi>
              <mi/>
            </mrow>
            <msup>
              <mo stretchy="false">χ</mo>
              <mn>2</mn>
            </msup>
            <mrow>
              <mi/>
              <mi mathvariant="normal">/</mi>
              <mi/>
            </mrow>
            <mo stretchy="false">ν</mo>
          </mrow>
        </mtd>
      </mtr>
      <mtr>
        <mtd/>
      </mtr>
      <mtr>
        <mtd/>
      </mtr>
      <mtr>
        <mtd>
          <mrow>
            <msub>
              <mi>F</mi>
              <mn>0</mn>
            </msub>
            <mrow>
              <mi/>
              <mi mathvariant="normal">=</mi>
              <mi/>
            </mrow>
            <mfrac>
              <mrow>
                <msubsup>
                  <mo stretchy="false">χ</mo>
                  <mtext>Red</mtext>
                  <mn>2</mn>
                </msubsup>
                <mrow>
                  <mo stretchy="false">(</mo>
                  <mtext>Simple Model</mtext>
                  <mo stretchy="false">)</mo>
                </mrow>
              </mrow>
              <mrow>
                <msubsup>
                  <mo stretchy="false">χ</mo>
                  <mtext>Red</mtext>
                  <mn>2</mn>
                </msubsup>
                <mrow>
                  <mo stretchy="false">(</mo>
                  <mtext>Complex Model</mtext>
                  <mo stretchy="false">)</mo>
                </mrow>
              </mrow>
            </mfrac>
          </mrow>
        </mtd>
      </mtr>
      <mtr>
        <mtd/>
      </mtr>
      <mtr>
        <mtd/>
      </mtr>
      <mtr>
        <mtd>
          <mrow>
            <mrow>
              <mi>p</mi>
              <mi mathvariant="normal">−</mi>
              <mi mathvariant="italic">value</mi>
            </mrow>
            <mrow>
              <mi/>
              <mi mathvariant="normal">=</mi>
              <mi/>
            </mrow>
            <mi mathvariant="italic">Pr</mi>
            <mrow>
              <mo stretchy="false">(</mo>
              <mrow>
                <mi>F</mi>
                <mo stretchy="false">&gt;</mo>
                <msub>
                  <mi>F</mi>
                  <mn>0</mn>
                </msub>
              </mrow>
              <mo stretchy="false">)</mo>
            </mrow>
            <mtext> Probability simpler model explains the result</mtext>
          </mrow>
        </mtd>
      </mtr>
      <mtr>
        <mtd/>
      </mtr>
      <mtr>
        <mtd>
          <mrow>
            <mtext> F is the </mtext>
            <msup>
              <mo stretchy="false">χ</mo>
              <mn>2</mn>
            </msup>
            <mtext> distribution with DoF(Simple) numerator</mtext>
          </mrow>
        </mtd>
      </mtr>
      <mtr>
        <mtd>
          <mtext>and DoF(Complex) denomenator degrees of freedom</mtext>
        </mtd>
      </mtr>
    </mtable>
    <annotation encoding="StarMath 5.0">%chi ^2 `=` sum from{i} left lbrace left ( { Y_i^{"Obs"} - Y_i^{"Fit"} } over %sigma _i  ^{"Obs"} right ) ^2 right rbrace


newline newline newline alignc

"Degrees of Freedom (DoF, " %nu ")"
newline alignc
"DoF" `=` %nu `=` N_{"Obs"} `-` N_{"Params"}


newline newline newline alignc

%chi_"Red" ^2 `=` %chi ^2 `/` %nu


newline newline newline alignc

F_0 `=` {%chi_"Red" ^2 ("Simple Model")} over {%chi_"Red" ^2 ("Complex Model")}



newline newline newline alignc

p-value `=` Pr( F&gt;F_0 ) " Probability simpler model explains the result"

newline newline alignc
" F is the " %chi ^2 " distribution with DoF(Simple) numerator"
newline alignc
"and DoF(Complex) denomenator degrees of freedom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7T08:24:41</meta:creation-date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